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b450" officeooo:paragraph-rsid="0013b450"/>
    </style:style>
    <style:style style:name="P2" style:family="paragraph" style:parent-style-name="Standard">
      <style:text-properties officeooo:rsid="0013b450" officeooo:paragraph-rsid="0015360d"/>
    </style:style>
    <style:style style:name="P3" style:family="paragraph" style:parent-style-name="Standard">
      <style:text-properties officeooo:rsid="0013b450" officeooo:paragraph-rsid="00163752"/>
    </style:style>
    <style:style style:name="P4" style:family="paragraph" style:parent-style-name="Standard">
      <style:text-properties officeooo:rsid="0013b450" officeooo:paragraph-rsid="001761d1"/>
    </style:style>
    <style:style style:name="P5" style:family="paragraph" style:parent-style-name="Standard">
      <style:text-properties officeooo:rsid="001761d1" officeooo:paragraph-rsid="001761d1"/>
    </style:style>
    <style:style style:name="T1" style:family="text">
      <style:text-properties officeooo:rsid="0015360d"/>
    </style:style>
    <style:style style:name="T2" style:family="text">
      <style:text-properties officeooo:rsid="00160f57"/>
    </style:style>
    <style:style style:name="T3" style:family="text">
      <style:text-properties officeooo:rsid="00163752"/>
    </style:style>
    <style:style style:name="T4" style:family="text">
      <style:text-properties officeooo:rsid="001761d1"/>
    </style:style>
    <style:style style:name="T5" style:family="text">
      <style:text-properties officeooo:rsid="00190d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TODO isWorldInString (s String,r String) DEVUELDE BOOLEAN</text:p>
      <text:p text:style-name="P1"/>
      <text:p text:style-name="P1"><text:tab/><text:span text:style-name="T3">x,longs,y,longr ENTERO</text:span></text:p>
      <text:p text:style-name="P1"><text:tab/><text:span text:style-name="T3">encontrado BOOLEAN </text:span></text:p>
      <text:p text:style-name="P3"><text:tab/></text:p>
      <text:p text:style-name="P3"><text:span text:style-name="T2"><text:tab/>encontrado=TRUE //inicializo booleano</text:span></text:p>
      <text:p text:style-name="P3"><text:tab/>x<text:span text:style-name="T1">=0</text:span> //<text:span text:style-name="T2">recorre s</text:span></text:p>
      <text:p text:style-name="P3"><text:span text:style-name="T1"><text:tab/>y=0 //recorre r</text:span></text:p>
      <text:p text:style-name="P3"><text:span text:style-name="T2"><text:tab/>s1=s.toLowercase() //cadena que comparo</text:span></text:p>
      <text:p text:style-name="P2"><text:tab/><text:span text:style-name="T3">longs=s.length()-1 //longitud de cadena s</text:span></text:p>
      <text:p text:style-name="P1"><text:tab/>r<text:span text:style-name="T3">1</text:span>=r.toLowerCase()<text:span text:style-name="T1"> //cadena que va a ser comparado</text:span></text:p>
      <text:p text:style-name="P1"><text:tab/><text:span text:style-name="T3">longr=r.length()-1 //longitud de cadena r</text:span></text:p>
      <text:p text:style-name="P1"><text:tab/></text:p>
      <text:p text:style-name="P1"><text:tab/></text:p>
      <text:p text:style-name="P1"/>
      <text:p text:style-name="P1"><text:tab/><text:span text:style-name="T1">MIENTRAS x &lt; longs AND encontrado == TRUE</text:span></text:p>
      <text:p text:style-name="P1"/>
      <text:p text:style-name="P4"><text:tab/><text:tab/>//<text:span text:style-name="T4">ver si carácter de s está en r</text:span></text:p>
      <text:p text:style-name="P4"/>
      <text:p text:style-name="P4"><text:span text:style-name="T2"><text:tab/><text:tab/>MIENTRAS y &lt; longr AND s1.charAt(x) != r1.charAt(y)</text:span></text:p>
      <text:p text:style-name="P1"><text:tab/><text:tab/><text:tab/><text:span text:style-name="T4">y++</text:span></text:p>
      <text:p text:style-name="P1"><text:tab/><text:tab/><text:span text:style-name="T4">FIN MIENTRAS</text:span></text:p>
      <text:p text:style-name="P1"/>
      <text:p text:style-name="P4"><text:tab/><text:tab/><text:span text:style-name="T4">SI (s1.charAt(x) != r1.charAt(y))</text:span></text:p>
      <text:p text:style-name="P4"><text:tab/><text:tab/><text:tab/><text:span text:style-name="T4">encontrado = FALSE</text:span></text:p>
      <text:p text:style-name="P4"><text:tab/><text:tab/><text:span text:style-name="T4">FIN SI</text:span></text:p>
      <text:p text:style-name="P1"><text:tab/><text:tab/><text:span text:style-name="T4">x++</text:span></text:p>
      <text:p text:style-name="P1"/>
      <text:p text:style-name="P1"><text:tab/><text:span text:style-name="T4">FIN MIENTRAS</text:span></text:p>
      <text:p text:style-name="P1"/>
      <text:p text:style-name="P1"><text:tab/><text:span text:style-name="T5">DEVOLVER encontrado</text:span></text:p>
      <text:p text:style-name="P5">F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08:37:37.781122932</meta:creation-date>
    <dc:date>2019-11-15T09:39:16.336160701</dc:date>
    <meta:editing-duration>PT37S</meta:editing-duration>
    <meta:editing-cycles>1</meta:editing-cycles>
    <meta:document-statistic meta:table-count="0" meta:image-count="0" meta:object-count="0" meta:page-count="1" meta:paragraph-count="25" meta:word-count="83" meta:character-count="604" meta:non-whitespace-character-count="509"/>
    <meta:generator>LibreOffice/6.0.7.3$Linux_X86_64 LibreOffice_project/00m0$Build-3</meta:generator>
  </office:meta>
</office:document-meta>
</file>